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98cm" fo:margin-left="-0.295cm" fo:break-before="auto" fo:break-after="auto" table:align="left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0.142cm"/>
    </style:style>
    <style:style style:name="Table1.C" style:family="table-column">
      <style:table-column-properties style:column-width="3.029cm"/>
    </style:style>
    <style:style style:name="Table1.D" style:family="table-column">
      <style:table-column-properties style:column-width="3.087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7cm"/>
    </style:style>
    <style:style style:name="Table1.4" style:family="table-row">
      <style:table-row-properties style:min-row-height="3.029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1.935cm"/>
    </style:style>
    <style:style style:name="Table2" style:family="table">
      <style:table-properties style:width="18.198cm" fo:margin-left="-0.295cm" table:align="left"/>
    </style:style>
    <style:style style:name="Table2.A" style:family="table-column">
      <style:table-column-properties style:column-width="8.673cm"/>
    </style:style>
    <style:style style:name="Table2.B" style:family="table-column">
      <style:table-column-properties style:column-width="9.5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422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9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10" style:family="paragraph" style:parent-style-name="Table_20_Contents">
      <style:paragraph-properties fo:margin-left="-0.009cm" fo:margin-right="-0.009cm" fo:text-align="start" style:justify-single-word="false" fo:text-indent="-0.206cm" style:auto-text-indent="fals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ourier 10 Pitch" fo:font-size="8pt" style:font-name-asian="Tahoma" style:font-size-asian="8pt" style:font-name-complex="DejaVu Sans" style:font-size-complex="8pt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 fo:font-weight="bold" style:font-weight-asian="bold" style:font-weight-complex="bold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table:number-columns-spanned="2" office:value-type="string">
            <text:p text:style-name="P8"><draw:frame draw:style-name="fr1" draw:name="graphics1" text:anchor-type="paragraph" svg:x="-0.062cm" svg:y="-0.058cm" svg:width="1.764cm" svg:height="1.633cm" draw:z-index="0"><draw:image xlink:href="Pictures/1000000000000071000000657A93BAB7.jpg" xlink:type="simple" xlink:show="embed" xlink:actuate="onLoad"/></draw:frame>V.V. TITANIUM PIGMENTS PRIVATE LIMITED</text:p>
            <text:p text:style-name="P9">A-81,Sipcot Industrial Complex, </text:p>
            <text:p text:style-name="P9">South Veerapandiapuram P.O.</text:p>
            <text:p text:style-name="P9">THOOTHUKKUDI – 628 002, TAMILNADU INDIA</text:p>
            <text:p text:style-name="P9">Phone: 91-461-2340491 (4lines) Fax : 91-461-2340449</text:p>
            <text:p text:style-name="P10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table-cell table:style-name="Table1.C1" table:number-columns-spanned="2" office:value-type="string">
            <text:p text:style-name="P2">ENQUIRY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6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table:number-columns-spanned="2" office:value-type="string">
            <text:p text:style-name="P6">Date:<text:placeholder text:placeholder-type="text">&lt;get_date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To</text:p>
            <text:p text:style-name="P3"><text:placeholder text:placeholder-type="text">&lt;o.vendor_id.name  or ""&gt;</text:placeholder></text:p>
            <text:p text:style-name="P3"><text:placeholder text:placeholder-type="text">&lt;o.vendor_id.street  or ""&gt;</text:placeholder></text:p>
            <text:p text:style-name="P3"><text:placeholder text:placeholder-type="text">&lt;o.vendor_id.street2  or ""&gt;</text:placeholder></text:p>
            <text:p text:style-name="P3"><text:placeholder text:placeholder-type="text">&lt;o.vendor_id.city  or ""&gt;</text:placeholder> </text:p>
            <text:p text:style-name="P3"><text:placeholder text:placeholder-type="text">&lt;o.vendor_id.state_id.name   or ""&gt;</text:placeholder>-<text:placeholder text:placeholder-type="text">&lt;o.vendor_id.zip  or ""&gt;</text:placeholder></text:p>
            <text:p text:style-name="P3"><text:placeholder text:placeholder-type="text">&lt;o.vendor_id.country_id.name   or ""&gt;</text:placeholder></text:p>
          </table:table-cell>
          <table:covered-table-cell/>
          <table:table-cell table:style-name="Table1.C2" table:number-columns-spanned="2" office:value-type="string">
            <text:p text:style-name="P6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6">Dear Sir,</text:p>
            <text:p text:style-name="P6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7"><text:s/>Sr.No</text:p>
          </table:table-cell>
          <table:table-cell table:style-name="Table1.A4" office:value-type="string">
            <text:p text:style-name="P7"><text:s/>Item Description</text:p>
          </table:table-cell>
          <table:table-cell table:style-name="Table1.A4" office:value-type="string">
            <text:p text:style-name="P7"><text:s/>QTY</text:p>
          </table:table-cell>
          <table:table-cell table:style-name="Table1.C2" office:value-type="string">
            <text:p text:style-name="P7">UOM</text:p>
          </table:table-cell>
        </table:table-row>
        <table:table-row>
          <table:table-cell table:style-name="Table1.C2" table:number-columns-spanned="4" office:value-type="string">
            <text:p text:style-name="P3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4"><text:placeholder text:placeholder-type="text">&lt;o.rfq_id.rfq_line.index(line)+1&gt;</text:placeholder></text:p>
          </table:table-cell>
          <table:table-cell table:style-name="Table1.A4" office:value-type="string">
            <text:p text:style-name="P4"><text:placeholder text:placeholder-type="text">&lt;line.product_id.name   or ""&gt;</text:placeholder></text:p>
            <text:p text:style-name="P14"><text:placeholder text:placeholder-type="text">&lt;line.item_text   or ""&gt;</text:placeholder></text:p>
            <text:p text:style-name="P4"/>
          </table:table-cell>
          <table:table-cell table:style-name="Table1.A4" office:value-type="string">
            <text:p text:style-name="P4"><text:placeholder text:placeholder-type="text">&lt;line.product_uom_qty&gt;</text:placeholder></text:p>
          </table:table-cell>
          <table:table-cell table:style-name="Table1.C2" office:value-type="string">
            <text:p text:style-name="P4"><text:placeholder text:placeholder-type="text">&lt;line.uom_id.name&gt;</text:placeholder></text:p>
          </table:table-cell>
        </table:table-row>
        <table:table-row>
          <table:table-cell table:style-name="Table1.C2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6">Special Instructions</text:p>
            <text:p text:style-name="P6">1. Quotation should be submitted exactly as per the specification required by us</text:p>
            <text:p text:style-name="P6">2. Quotation without complete details (Technical/Commercial) will be rejected.</text:p>
            <text:p text:style-name="P6">3. You should send the quotation on or before the due date, positively</text:p>
            <text:p text:style-name="P6">4. Your Offer Should be on F.O.R Thoothukkudi basis. Our Payment term is 30 days direct only.</text:p>
            <text:p text:style-name="P6">4. We reserve the right to place order part quantity/part Item and your rates should be acceptable for the same.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2">1. Basic Price</text:p>
            <text:p text:style-name="P12">2. Special Discount</text:p>
            <text:p text:style-name="P12">3. Excise Duty - You should clearly mention the amount/percentage of the excise duty</text:p>
            <text:p text:style-name="P12">4. Sales Tax</text:p>
            <text:p text:style-name="P12">5. F.O.R.(Thoothukkudi Basis)</text:p>
          </table:table-cell>
          <table:table-cell table:style-name="Table2.B2" office:value-type="string">
            <text:p text:style-name="P12">6. Make</text:p>
            <text:p text:style-name="P12">7. Make Packing &amp; Forwarding (amount percentage should be clearly mentioned)</text:p>
            <text:p text:style-name="P12">8. Delivery Time</text:p>
            <text:p text:style-name="P12">9. Our payment term is minimum 30 days direct, Offers received with any other payment term will not be considered.</text:p>
          </table:table-cell>
        </table:table-row>
        <table:table-row table:style-name="Table2.3">
          <table:table-cell table:style-name="Table2.A2" office:value-type="string">
            <text:p text:style-name="P6">Thanking you,</text:p>
          </table:table-cell>
          <table:table-cell table:style-name="Table2.B2" office:value-type="string">
            <text:p text:style-name="P1"><text:span text:style-name="T5">For,</text:span> <text:s/><text:span text:style-name="T4">VVTi Titanium Pigments Pvt. Ltd</text:span></text:p>
            <text:p text:style-name="P1"/>
            <text:p text:style-name="P1"/>
            <text:p text:style-name="P1"><text:s text:c="7"/><text:span text:style-name="T1"><text:s text:c="3"/>SR.MANAGER-PURCHASE</text:span></text:p>
          </table:table-cell>
        </table:table-row>
      </table:table>
      <text:p text:style-name="P11">Note: <text:span text:style-name="T6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Registered Office : Mahadevankulam, Tisaiyavilai, Tirunelveli – 627 657, <text:s/>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4-06T16:05:17</dc:date>
    <meta:editing-duration>PT11H59M1S</meta:editing-duration>
    <meta:editing-cycles>176</meta:editing-cycles>
    <meta:generator>LibreOffice/3.5$Linux_x86 LibreOffice_project/350m1$Build-2</meta:generator>
    <dc:creator>Dev127 </dc:creator>
    <meta:document-statistic meta:table-count="2" meta:image-count="1" meta:object-count="0" meta:page-count="1" meta:paragraph-count="51" meta:word-count="284" meta:character-count="2111" meta:non-whitespace-character-count="1826"/>
  </office:meta>
</office:document-meta>
</file>